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74.33mm"/>
    </style:style>
    <style:style style:name="co6" style:family="table-column">
      <style:table-column-properties fo:break-before="auto" style:column-width="80.33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F-AMP-VHF_V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RF-AMP-VHF_V1/RF-AMP-VHF_V1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19 Jan 2020 07:01:49 PM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5+dfsg1-2~bpo10+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Cmp nam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C1, C2, C3, C4, C11, C12, C13, C20, C23, C24, C26, C27, C35, C38, C49, C60, C61, 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string" calcext:value-type="string">
            <text:p>C_Small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Un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C5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string" calcext:value-type="string">
            <text:p>C_Small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Un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C6, C7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u</text:p>
          </table:table-cell>
          <table:table-cell table:style-name="ce8" office:value-type="string" calcext:value-type="string">
            <text:p>CP_Small</text:p>
          </table:table-cell>
          <table:table-cell table:style-name="ce8" office:value-type="string" calcext:value-type="string">
            <text:p>Capacitor_SMD:CP_Elec_5x5.7</text:p>
          </table:table-cell>
          <table:table-cell table:style-name="ce8" office:value-type="string" calcext:value-type="string">
            <text:p>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C8, C9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p8</text:p>
          </table:table-cell>
          <table:table-cell table:style-name="ce8" office:value-type="string" calcext:value-type="string">
            <text:p>C_Small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Un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8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, C21, C2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, C17, C1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, C3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8, C29, C33, C34, C36, C3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, C32, C39, C40, C41, C42, C43, C44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5, C4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7, C4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0, C5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P_Small</text:p>
          </table:table-cell>
          <table:table-cell office:value-type="string" calcext:value-type="string">
            <text:p>Capacitor_SMD:CP_Elec_18x22</text:p>
          </table:table-cell>
          <table:table-cell office:value-type="string" calcext:value-type="string">
            <text:p>Polarized capacitor, small symbol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Panasonic/EEV-FK2A221M?qs=sGAEpiMZZMtZ1n0r9vR22cS6GEbW2ftoy6lwl6%2FAaAA%3D" xlink:type="simple">EEV-FK2A221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52, C53, C54, C5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p8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56, C57, C58, C59,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30p</text:p>
          </table:table-cell>
          <table:table-cell table:style-name="ce8" office:value-type="string" calcext:value-type="string">
            <text:p>C_Small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Un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6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, D5, D6, D7, D8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AT54S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Dual schottky barrier diode, in series, SOT-323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ON-Semiconductor/BAT54SWT1G?qs=sGAEpiMZZMtQ8nqTKtFS%2FCKUxMvjsmGzOqBax4KGyhk%3D" xlink:type="simple">BAT54SWT1G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, D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ZX84C5V1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_SMD:D_SOT-23_ANK</text:p>
          </table:table-cell>
          <table:table-cell office:value-type="string" calcext:value-type="string">
            <text:p>300mW Zener Diode, SOT-23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ON-Semiconductor/BZX84C5V1LT1G?qs=sGAEpiMZZMtQ8nqTKtFS%2FJ7m6e1KBCguyEFUmrmNbww%3D" xlink:type="simple">BZX84C5V1LT1G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Vishay-Semiconductors/1N4148W-E3-18?qs=sGAEpiMZZMtoHjESLttvkjs26zymxl2FU28Iozw68oc%3D" xlink:type="simple">1N4148W-E3-1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B1, FB2, FB3, FB4, FB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M21BD102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SMT ferrite bead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Murata-Electronics/BLM21BD102SN1D?qs=sGAEpiMZZMtdyQheitOmRRdDjuLUDtq%2FxAenzwurWCc%3D" xlink:type="simple">BLM21BD102SN1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Neosid_Air-Coil_SML_6-10turn_HDM0431A-HDM1031A</text:p>
          </table:table-cell>
          <table:table-cell office:value-type="string" calcext:value-type="string">
            <text:p>Inductor 6 turns hand-wound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F-AMP-VHF_V1:L_Neosid_Air-Coil_SML_6-10turn_HDM0431A-HDM1031A</text:p>
          </table:table-cell>
          <table:table-cell office:value-type="string" calcext:value-type="string">
            <text:p>Inductor 6 turns hand-wound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, L4, L5, L6, L7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RF-AMP-VHF_V1:Air_Coil_1</text:p>
          </table:table-cell>
          <table:table-cell office:value-type="string" calcext:value-type="string">
            <text:p>Inductor hand-wound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, L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Neosid_Air-Coil_SML_3turn_HDM0331A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1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C857</text:p>
          </table:table-cell>
          <table:table-cell table:style-name="ce8" office:value-type="string" calcext:value-type="string">
            <text:p>BC857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0.1A Ic, 45V Vce, PNP Transistor, SOT-23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Q2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F189XRA</text:p>
          </table:table-cell>
          <table:table-cell table:style-name="ce8" office:value-type="string" calcext:value-type="string">
            <text:p>LDMOS</text:p>
          </table:table-cell>
          <table:table-cell table:style-name="ce8" office:value-type="string" calcext:value-type="string">
            <text:p>RF-AMP-VHF_V1:SOT-539</text:p>
          </table:table-cell>
          <table:table-cell table:style-name="ce8"/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Q3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C847</text:p>
          </table:table-cell>
          <table:table-cell table:style-name="ce8" office:value-type="string" calcext:value-type="string">
            <text:p>BC847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0.1A Ic, 45V Vce, NPN Transistor, SOT-23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, R19, R21, R26, R28, 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k7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2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0" calcext:value-type="float">
            <text:p>47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4020_10251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 R6,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010_502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010_502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7, R8, R9, 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47k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0, R12, R14, R16,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0k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1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90k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3, R15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20k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7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0" calcext:value-type="float">
            <text:p>33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8, R29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20, R23, R24, R27,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22, R25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8" calcext:value-type="float">
            <text:p>68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R30, R32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EP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,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_EP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V1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k</text:p>
          </table:table-cell>
          <table:table-cell table:style-name="ce8" office:value-type="string" calcext:value-type="string">
            <text:p>R_POT</text:p>
          </table:table-cell>
          <table:table-cell table:style-name="ce8" office:value-type="string" calcext:value-type="string">
            <text:p>Potentiometer_SMD:Potentiometer_Bourns_3269W_Vertical</text:p>
          </table:table-cell>
          <table:table-cell table:style-name="ce8" office:value-type="string" calcext:value-type="string">
            <text:p>Potentiomete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TL1, TL2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G316</text:p>
          </table:table-cell>
          <table:table-cell table:style-name="ce8" office:value-type="string" calcext:value-type="string">
            <text:p>TL</text:p>
          </table:table-cell>
          <table:table-cell table:style-name="ce8"/>
          <table:table-cell table:style-name="ce8" office:value-type="string" calcext:value-type="string">
            <text:p>Coaxial cable RG316 17cm 50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TL3, TL4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G316_12</text:p>
          </table:table-cell>
          <table:table-cell table:style-name="ce8" office:value-type="string" calcext:value-type="string">
            <text:p>TL</text:p>
          </table:table-cell>
          <table:table-cell table:style-name="ce8"/>
          <table:table-cell table:style-name="ce8" office:value-type="string" calcext:value-type="string">
            <text:p>Coaxial cable RG316 10cm 12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TL5, TL6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C-12</text:p>
          </table:table-cell>
          <table:table-cell table:style-name="ce8" office:value-type="string" calcext:value-type="string">
            <text:p>TL</text:p>
          </table:table-cell>
          <table:table-cell table:style-name="ce8"/>
          <table:table-cell table:style-name="ce8" office:value-type="string" calcext:value-type="string">
            <text:p>Coaxial cable TC-12 10cm 12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TL7, TL8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G141</text:p>
          </table:table-cell>
          <table:table-cell table:style-name="ce8" office:value-type="string" calcext:value-type="string">
            <text:p>TL</text:p>
          </table:table-cell>
          <table:table-cell table:style-name="ce8"/>
          <table:table-cell table:style-name="ce8" office:value-type="string" calcext:value-type="string">
            <text:p>Coaxial cable RG316 17cm 50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8L05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Positive 100mA 30V Linear Regulator, Fixed Output 5V, SOT-89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STMicroelectronics/L78L05ABUTR?qs=sGAEpiMZZMtUqDgmOWBjgBQTkK0Rz2iRNlscwwCdwfQ%3D" xlink:type="simple">L78L05ABUT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9L05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Negative 100mA -30V Linear Regulator, Fixed Output -5V, SOT-89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STMicroelectronics/L79L05ABUTR?qs=sGAEpiMZZMtUqDgmOWBjgMkJcUud2tLZwPBlvIbD2O4%3D" xlink:type="simple">L79L05ABUT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733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Dual Rail-to-Rail Input and Output 30-V, Wide Voltage Range, High Output, Operational Amplifier, SOIC-8/SSOP-8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Texas-Instruments/LM7332MAX-NOPB?qs=sGAEpiMZZMtCHixnSjNA6JlKxGj6zye%252Bs2DXeGWvkZc%3D" xlink:type="simple">LM7332MAX/NOPB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36GT9</text:p>
          </table:table-cell>
          <table:table-cell office:value-type="string" calcext:value-type="string">
            <text:p>TMP36xS</text:p>
          </table:table-cell>
          <table:table-cell office:value-type="string" calcext:value-type="string">
            <text:p>Package_TO_SOT_THT:TO-92_Inline_W4.0mm_Horizontal_FlatSideDown</text:p>
          </table:table-cell>
          <table:table-cell office:value-type="string" calcext:value-type="string">
            <text:p>Low Voltage Temperature Sensor, SOIC-8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Analog-Devices/TMP36GT9?qs=sGAEpiMZZMucenltShoSnoiUfjKGVRv2bPXndGQRHgA%3D" xlink:type="simple">TMP36GT9</text:a></text:p>
          </table:table-cell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14:37:22.8160295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8T15:23:02.512203149</dc:date>
    <meta:editing-duration>PT45M14S</meta:editing-duration>
    <meta:editing-cycles>11</meta:editing-cycles>
    <meta:generator>LibreOffice/6.1.5.2$Linux_X86_64 LibreOffice_project/10$Build-2</meta:generator>
    <meta:document-statistic meta:table-count="1" meta:cell-count="392" meta:object-count="0"/>
  </office:meta>
</office:document-meta>
</file>